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0000000C83219F6C7E893AB6A.png" manifest:media-type="image/png"/>
  <manifest:file-entry manifest:full-path="Pictures/10000001000002E9000002E95FA049341BC0844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IBM Plex Serif Light" svg:font-family="'IBM Plex Serif Light'" style:font-adornments="Itálica" style:font-family-generic="roman" style:font-pitch="variable"/>
    <style:font-face style:name="IBM Plex Serif SemiBold" svg:font-family="'IBM Plex Serif SemiBold'" style:font-adornments="Itálic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Standard">
      <style:text-properties officeooo:paragraph-rsid="001e574f"/>
    </style:style>
    <style:style style:name="P2" style:family="paragraph" style:parent-style-name="Footer">
      <style:text-properties officeooo:rsid="000b2ba5" officeooo:paragraph-rsid="002ec0d7"/>
    </style:style>
    <style:style style:name="P3" style:family="paragraph" style:parent-style-name="Footer">
      <style:text-properties officeooo:rsid="000b2ba5" officeooo:paragraph-rsid="006ae128"/>
    </style:style>
    <style:style style:name="P4" style:family="paragraph" style:parent-style-name="Footer">
      <style:text-properties style:font-name="Fabrikat" fo:font-size="13pt" officeooo:rsid="002ec0d7" officeooo:paragraph-rsid="006087f3" style:font-size-asian="10.5pt"/>
    </style:style>
    <style:style style:name="P5" style:family="paragraph" style:parent-style-name="Footer">
      <style:text-properties officeooo:paragraph-rsid="0005f203"/>
    </style:style>
    <style:style style:name="P6" style:family="paragraph" style:parent-style-name="Footer">
      <style:text-properties officeooo:rsid="002ec0d7" officeooo:paragraph-rsid="006ae128"/>
    </style:style>
    <style:style style:name="P7" style:family="paragraph" style:parent-style-name="Footer">
      <style:text-properties officeooo:paragraph-rsid="00307e24"/>
    </style:style>
    <style:style style:name="P8" style:family="paragraph" style:parent-style-name="Heading_20_2">
      <style:text-properties officeooo:rsid="0024a045" officeooo:paragraph-rsid="0024a045"/>
    </style:style>
    <style:style style:name="P9" style:family="paragraph" style:parent-style-name="Heading_20_3">
      <style:text-properties officeooo:rsid="001e574f" officeooo:paragraph-rsid="001e574f"/>
    </style:style>
    <style:style style:name="P10" style:family="paragraph" style:parent-style-name="Heading_20_3">
      <style:text-properties officeooo:paragraph-rsid="001e574f"/>
    </style:style>
    <style:style style:name="P11" style:family="paragraph" style:list-style-name="L1"/>
    <style:style style:name="P12" style:family="paragraph" style:parent-style-name="Numerada" style:list-style-name="L1"/>
    <style:style style:name="P13" style:family="paragraph" style:list-style-name="L1">
      <style:text-properties officeooo:rsid="00269788" officeooo:paragraph-rsid="00269788"/>
    </style:style>
    <style:style style:name="P14" style:family="paragraph" style:parent-style-name="Text_20_body" style:list-style-name="L71"/>
    <style:style style:name="P15" style:family="paragraph" style:parent-style-name="Text_20_body" style:list-style-name="L71">
      <style:paragraph-properties fo:margin-top="0cm" fo:margin-bottom="0cm" style:contextual-spacing="false"/>
    </style:style>
    <style:style style:name="P16" style:family="paragraph" style:parent-style-name="Text_20_body">
      <style:text-properties officeooo:paragraph-rsid="0024a045"/>
    </style:style>
    <style:style style:name="T1" style:family="text">
      <style:text-properties officeooo:rsid="001e574f"/>
    </style:style>
    <style:style style:name="T2" style:family="text">
      <style:text-properties officeooo:rsid="0021331a"/>
    </style:style>
    <style:style style:name="T3" style:family="text">
      <style:text-properties officeooo:rsid="006ae128"/>
    </style:style>
    <style:style style:name="T4" style:family="text">
      <style:text-properties style:font-name="Fabrikat" fo:font-size="13pt" style:font-size-asian="10.5pt"/>
    </style:style>
    <style:style style:name="T5" style:family="text">
      <style:text-properties style:font-name="Fabrikat" fo:font-size="13pt" officeooo:rsid="00176edb" style:font-size-asian="10.5pt"/>
    </style:style>
    <style:style style:name="T6" style:family="text">
      <style:text-properties style:font-name="Fabrikat" fo:font-size="13pt" officeooo:rsid="000b2ba5" style:font-size-asian="10.5pt"/>
    </style:style>
    <style:style style:name="T7" style:family="text">
      <style:text-properties officeooo:rsid="003b54cc"/>
    </style:style>
    <style:style style:name="T8" style:family="text">
      <style:text-properties officeooo:rsid="0012abe4"/>
    </style:style>
    <style:style style:name="T9" style:family="text">
      <style:text-properties officeooo:rsid="0037e73e"/>
    </style:style>
    <style:style style:name="T10" style:family="text">
      <style:text-properties officeooo:rsid="00217400"/>
    </style:style>
    <style:style style:name="T11" style:family="text">
      <style:text-properties officeooo:rsid="00269788"/>
    </style:style>
    <style:style style:name="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Modulo 3: </text:span><text:span text:style-name="Strong_20_Emphasis"><text:span text:style-name="T11">Introducción al </text:span></text:span><text:span text:style-name="Strong_20_Emphasis">Pensamiento Computacional</text:span></text:h>
      <text:p text:style-name="Text_20_body"><text:span text:style-name="Strong_20_Emphasis">Duración:</text:span> 8 <text:span text:style-name="T1">encuentros</text:span></text:p>
      <text:p text:style-name="Text_20_body"><text:span text:style-name="Strong_20_Emphasis">Objetivos:</text:span> Al final del curso, los estudiantes deberían ser capaces de:</text:p>
      <text:list xml:id="list1822822056" text:style-name="L1">
        <text:list-item>
          <text:p text:style-name="P12">Comprender los conceptos fundamentales del pensamiento computacional.</text:p>
        </text:list-item>
        <text:list-item>
          <text:p text:style-name="Numerada">Plantear gráficamente algoritmos empleando con diagramas de flujo</text:p>
        </text:list-item>
        <text:list-item>
          <text:p text:style-name="P12">Utilizar Python para resolver problemas computacionales simples.</text:p>
        </text:list-item>
        <text:list-item>
          <text:p text:style-name="P12">Diseñar algoritmos básicos y estructuras de datos.</text:p>
        </text:list-item>
        <text:list-item>
          <text:p text:style-name="P12">Aplicar el pensamiento computacional a problemas del mundo real.</text:p>
        </text:list-item>
      </text:list>
      <text:p text:style-name="Text_20_body"><text:span text:style-name="Strong_20_Emphasis">Contenidos:</text:span></text:p>
      <text:p text:style-name="Text_20_body"><text:span text:style-name="Strong_20_Emphasis">Clase 1: Introducción al Pensamiento Computacional</text:span></text:p>
      <text:list xml:id="list3245765617" text:style-name="List_20_1">
        <text:list-item>
          <text:p text:style-name="Viñeta_20_punto">¿Qué es el pensamiento computacional?</text:p>
        </text:list-item>
        <text:list-item>
          <text:p text:style-name="Viñeta_20_punto">Importancia y aplicaciones del pensamiento computacional.</text:p>
        </text:list-item>
        <text:list-item>
          <text:p text:style-name="Viñeta_20_punto">Resolución de problemas: definición y ejemplos.</text:p>
        </text:list-item>
      </text:list>
      <text:p text:style-name="Text_20_body"><text:span text:style-name="Strong_20_Emphasis">Clase 2: Introducción a Python</text:span></text:p>
      <text:list xml:id="list152611861694734" text:continue-numbering="true" text:style-name="List_20_1">
        <text:list-item>
          <text:p text:style-name="Viñeta_20_punto">Instalación y configuración de Python.</text:p>
        </text:list-item>
        <text:list-item>
          <text:p text:style-name="Viñeta_20_punto">Variables, tipos de datos y operadores.</text:p>
        </text:list-item>
        <text:list-item>
          <text:p text:style-name="Viñeta_20_punto">Entrada y salida de datos.</text:p>
        </text:list-item>
      </text:list>
      <text:p text:style-name="Text_20_body"><text:span text:style-name="Strong_20_Emphasis"><text:span text:style-name="T1">Clase </text:span></text:span><text:span text:style-name="Strong_20_Emphasis">3: Control de Flujo</text:span></text:p>
      <text:list xml:id="list152610703289635" text:continue-numbering="true" text:style-name="List_20_1">
        <text:list-item>
          <text:p text:style-name="Viñeta_20_punto">Condicionales (if, elif, else).</text:p>
        </text:list-item>
        <text:list-item>
          <text:p text:style-name="Viñeta_20_punto">Bucles (for y while).</text:p>
        </text:list-item>
        <text:list-item>
          <text:p text:style-name="Viñeta_20_punto">Ejercicios prácticos.</text:p>
        </text:list-item>
      </text:list>
      <text:p text:style-name="Text_20_body"><text:span text:style-name="Strong_20_Emphasis"><text:span text:style-name="T1">Clase</text:span></text:span><text:span text:style-name="Strong_20_Emphasis"> 4: Estructuras de Datos</text:span></text:p>
      <text:list xml:id="list152611327921795" text:continue-numbering="true" text:style-name="List_20_1">
        <text:list-item>
          <text:p text:style-name="Viñeta_20_punto">Listas y diccionarios en Python.</text:p>
        </text:list-item>
        <text:list-item>
          <text:p text:style-name="Viñeta_20_punto">Operaciones básicas con estructuras de datos.</text:p>
        </text:list-item>
        <text:list-item>
          <text:p text:style-name="Viñeta_20_punto">Ejercicios prácticos.</text:p>
        </text:list-item>
      </text:list>
      <text:p text:style-name="Text_20_body"><text:span text:style-name="Strong_20_Emphasis"><text:span text:style-name="T1">Clase</text:span></text:span><text:span text:style-name="Strong_20_Emphasis"> 5: Funciones y Módulos</text:span></text:p>
      <text:list xml:id="list152611168988757" text:continue-numbering="true" text:style-name="List_20_1">
        <text:list-item>
          <text:p text:style-name="Viñeta_20_punto">Creación y uso de funciones.</text:p>
        </text:list-item>
        <text:list-item>
          <text:p text:style-name="Viñeta_20_punto">Modularización del código.</text:p>
        </text:list-item>
        <text:list-item>
          <text:p text:style-name="Viñeta_20_punto">Bibliotecas estándar de Python.</text:p>
        </text:list-item>
      </text:list>
      <text:p text:style-name="Text_20_body"><text:span text:style-name="Strong_20_Emphasis"><text:span text:style-name="T1">Clase</text:span></text:span><text:span text:style-name="Strong_20_Emphasis"> 6: Algoritmos y Resolución de Problemas</text:span></text:p>
      <text:list xml:id="list152612369287961" text:continue-numbering="true" text:style-name="List_20_1">
        <text:list-item>
          <text:p text:style-name="Viñeta_20_punto">Diseño de algoritmos simples.</text:p>
        </text:list-item>
        <text:list-item>
          <text:p text:style-name="Viñeta_20_punto">Estrategias para la resolución de problemas.</text:p>
        </text:list-item>
        <text:list-item>
          <text:p text:style-name="Viñeta_20_punto"><text:soft-page-break/>Ejercicios de resolución de problemas.</text:p>
        </text:list-item>
      </text:list>
      <text:p text:style-name="Text_20_body"><text:span text:style-name="Strong_20_Emphasis"><text:span text:style-name="T1">Clase</text:span></text:span><text:span text:style-name="Strong_20_Emphasis"> 7: Pensamiento Computacional Aplicado</text:span></text:p>
      <text:list xml:id="list152610837725224" text:continue-numbering="true" text:style-name="List_20_1">
        <text:list-item>
          <text:p text:style-name="Viñeta_20_punto">Resolución de problemas del mundo real.</text:p>
        </text:list-item>
        <text:list-item>
          <text:p text:style-name="Viñeta_20_punto">Uso de estructuras de datos y algoritmos en aplicaciones prácticas.</text:p>
        </text:list-item>
        <text:list-item>
          <text:p text:style-name="Viñeta_20_punto">Desarrollo de pequeños proyectos.</text:p>
        </text:list-item>
      </text:list>
      <text:p text:style-name="Text_20_body"><text:span text:style-name="Strong_20_Emphasis"><text:span text:style-name="T1">Clase </text:span></text:span><text:span text:style-name="Strong_20_Emphasis">8: </text:span><text:span text:style-name="Strong_20_Emphasis"><text:span text:style-name="T2">Repaso general</text:span></text:span></text:p>
      <text:list xml:id="list152611457211459" text:continue-numbering="true" text:style-name="List_20_1">
        <text:list-item>
          <text:p text:style-name="Viñeta_20_punto">Revisión de conceptos y habilidades aprendidos.</text:p>
        </text:list-item>
        <text:list-item>
          <text:p text:style-name="Viñeta_20_punto">Desarrollo y presentación de un proyecto final que aplique el pensamiento computacional y Python.</text:p>
        </text:list-item>
      </text:list>
      <text:p text:style-name="Text_20_body"><text:span text:style-name="Strong_20_Emphasis">Propuesta Metodológica:</text:span> Este curso se basará en una combinación de teoría, ejemplos prácticos y proyectos. La metodología será principalmente práctica para que los estudiantes adquieran experiencia real en programación. Algunos elementos clave incluyen:</text:p>
      <text:list text:style-name="Numbering_20_123">
        <text:list-item>
          <text:p text:style-name="Numerada">Clases teóricas: Sesiones de introducción a los conceptos clave con ejemplos visuales y explicaciones claras.</text:p>
        </text:list-item>
        <text:list-item>
          <text:p text:style-name="Numerada">Laboratorios y ejercicios: Los estudiantes practicarán resolviendo problemas y escribiendo código Python.</text:p>
        </text:list-item>
        <text:list-item>
          <text:p text:style-name="Numerada">Proyectos: Los estudiantes trabajarán en proyectos individuales o en grupos, aplicando lo aprendido a situaciones de la vida real.</text:p>
        </text:list-item>
        <text:list-item>
          <text:p text:style-name="Numerada">Evaluación: Se realizarán evaluaciones regulares para medir el progreso de los estudiantes.</text:p>
        </text:list-item>
      </text:list>
      <text:p text:style-name="Text_20_body">Además, se fomentará la colaboración y el trabajo en equipo, y se brindará apoyo adicional a los estudiantes que lo necesiten. También se proporcionará una lista de lecturas y recursos en línea para aquellos que deseen profundizar en los temas cubiertos en el curso.</text:p>
      <text:h text:style-name="Heading_20_2" text:outline-level="2"><text:span text:style-name="Strong_20_Emphasis">Introducción al Pensamiento Computacional</text:span></text:h>
      <text:h text:style-name="Heading_20_3" text:outline-level="3"><text:span text:style-name="Strong_20_Emphasis">Objetivos de la Clase:</text:span></text:h>
      <text:list xml:id="list152610640188036" text:continue-list="list152611457211459" text:style-name="List_20_1">
        <text:list-item>
          <text:p text:style-name="Viñeta_20_punto">Comprender los conceptos fundamentales del pensamiento computacional.</text:p>
        </text:list-item>
        <text:list-item>
          <text:p text:style-name="Viñeta_20_punto">Reconocer la importancia del pensamiento computacional en la resolución de problemas.</text:p>
        </text:list-item>
        <text:list-item>
          <text:p text:style-name="Viñeta_20_punto">Analizar ejemplos concretos de resolución de problemas utilizando el pensamiento computacional.</text:p>
        </text:list-item>
      </text:list>
      <text:h text:style-name="P9" text:outline-level="3">Paso a paso</text:h>
      <text:h text:style-name="Heading_20_4" text:outline-level="4"><text:span text:style-name="Strong_20_Emphasis">Inicio (10 minutos)</text:span></text:h>
      <text:list xml:id="list152612360171560" text:continue-numbering="true" text:style-name="List_20_1">
        <text:list-item>
          <text:p text:style-name="Viñeta_20_punto">Comienza la clase asegurándote de que todos los estudiantes estén cómodos y listos para aprender.</text:p>
        </text:list-item>
        <text:list-item>
          <text:p text:style-name="Viñeta_20_punto">Da una cálida bienvenida, agradece a los estudiantes por unirse y presenta brevemente a ti mismo como instructor.</text:p>
        </text:list-item>
        <text:list-item>
          <text:p text:style-name="Viñeta_20_punto"><text:soft-page-break/>Explica brevemente el propósito de la clase: introducir el pensamiento computacional y su importancia en la resolución de problemas.</text:p>
        </text:list-item>
        <text:list-item>
          <text:p text:style-name="Viñeta_20_punto">Menciona que al final de la clase, los estudiantes deberían tener una comprensión básica de los conceptos clave.</text:p>
        </text:list-item>
      </text:list>
      <text:h text:style-name="Heading_20_4" text:outline-level="4"><text:span text:style-name="Strong_20_Emphasis">¿Qué es el pensamiento computacional? (20 minutos)</text:span></text:h>
      <text:list xml:id="list152611154895014" text:continue-numbering="true" text:style-name="List_20_1">
        <text:list-item>
          <text:p text:style-name="Viñeta_20_punto">Define el pensamiento computacional de manera simple y accesible, por ejemplo: "El pensamiento computacional es un enfoque para resolver problemas que se basa en principios de la informática y la programación. Implica dividir un problema en partes más pequeñas, encontrar patrones y diseñar algoritmos para solucionarlo".</text:p>
        </text:list-item>
        <text:list-item>
          <text:p text:style-name="Viñeta_20_punto">Utiliza ejemplos concretos para ilustrar el concepto, como la preparación de una receta de cocina, que involucra pasos secuenciales (algoritmo) y la identificación de ingredientes (descomposición del problema).</text:p>
        </text:list-item>
        <text:list-item>
          <text:p text:style-name="Viñeta_20_punto">Alienta a los estudiantes a hacer preguntas y aclarar dudas si algo no está claro.</text:p>
        </text:list-item>
      </text:list>
      <text:h text:style-name="Heading_20_4" text:outline-level="4"><text:span text:style-name="Strong_20_Emphasis">Importancia del pensamiento computacional (15 minutos)</text:span></text:h>
      <text:list xml:id="list152610299705545" text:continue-numbering="true" text:style-name="List_20_1">
        <text:list-item>
          <text:p text:style-name="Viñeta_20_punto">Discute la relevancia del pensamiento computacional en el mundo actual. Por ejemplo, menciona cómo se utiliza en campos como la inteligencia artificial, la ciencia de datos, la programación de software y más.</text:p>
        </text:list-item>
        <text:list-item>
          <text:p text:style-name="Viñeta_20_punto">Comparte ejemplos de la vida cotidiana, como la optimización de rutas de entrega de paquetes o la toma de decisiones basada en datos de salud, donde el pensamiento computacional es crucial.</text:p>
        </text:list-item>
        <text:list-item>
          <text:p text:style-name="Viñeta_20_punto">Pregunta a los estudiantes si pueden pensar en ejemplos de situaciones cotidianas donde se aplicaría el pensamiento computacional.</text:p>
        </text:list-item>
      </text:list>
      <text:h text:style-name="Heading_20_4" text:outline-level="4"><text:span text:style-name="Strong_20_Emphasis">Aplicaciones del pensamiento computacional (15 minutos)</text:span></text:h>
      <text:list xml:id="list152610396367569" text:continue-numbering="true" text:style-name="List_20_1">
        <text:list-item>
          <text:p text:style-name="Viñeta_20_punto">Presenta ejemplos concretos de aplicaciones del pensamiento computacional en diferentes disciplinas, como la biología (por ejemplo, modelado de sistemas biológicos), la medicina (análisis de datos clínicos), la logística (optimización de rutas) y la ingeniería (simulación de procesos).</text:p>
        </text:list-item>
        <text:list-item>
          <text:p text:style-name="Viñeta_20_punto">Muestra imágenes o diagramas que representen visualmente cómo se aplica el pensamiento computacional en estas áreas.</text:p>
        </text:list-item>
        <text:list-item>
          <text:p text:style-name="Viñeta_20_punto">Pregunta a los estudiantes si alguna de estas aplicaciones les sorprendió o si pueden pensar en otras áreas donde el pensamiento computacional sería beneficioso.</text:p>
        </text:list-item>
      </text:list>
      <text:h text:style-name="Heading_20_4" text:outline-level="4"><text:span text:style-name="Strong_20_Emphasis">Resolución de problemas (20 minutos)</text:span></text:h>
      <text:list xml:id="list152612394878038" text:continue-numbering="true" text:style-name="List_20_1">
        <text:list-item>
          <text:p text:style-name="Viñeta_20_punto">Define el proceso de resolución de problemas, que consta de varias etapas: identificación del problema, generación de soluciones y selección e implementación de la solución.</text:p>
        </text:list-item>
        <text:list-item>
          <text:p text:style-name="Viñeta_20_punto">Explica cómo el pensamiento computacional es una herramienta útil en la fase de generación de soluciones, ya que ayuda a descomponer problemas en partes más manejables y a diseñar algoritmos para resolverlas.</text:p>
        </text:list-item>
        <text:list-item>
          <text:p text:style-name="Viñeta_20_punto">Proporciona ejemplos prácticos de la vida cotidiana en los que los estudiantes puedan reconocer este proceso de resolución de problemas.</text:p>
        </text:list-item>
      </text:list>
      <text:h text:style-name="Heading_20_4" text:outline-level="4"><text:soft-page-break/><text:span text:style-name="Strong_20_Emphasis">Ejercicios y Discusión (10 minutos)</text:span></text:h>
      <text:list xml:id="list152611811037390" text:continue-numbering="true" text:style-name="List_20_1">
        <text:list-item>
          <text:p text:style-name="Viñeta_20_punto">Proporciona ejercicios prácticos en los que los estudiantes puedan trabajar en parejas o grupos pequeños.</text:p>
        </text:list-item>
        <text:list-item>
          <text:p text:style-name="Viñeta_20_punto">Estos ejercicios podrían incluir situaciones cotidianas que requieren pensamiento computacional, como la creación de una lista de tareas o la planificación de un viaje.</text:p>
        </text:list-item>
        <text:list-item>
          <text:p text:style-name="Viñeta_20_punto">Fomenta la participación activa y la discusión en clase, alentando a los estudiantes a compartir sus respuestas y estrategias.</text:p>
        </text:list-item>
      </text:list>
      <text:h text:style-name="Heading_20_4" text:outline-level="4"><text:span text:style-name="Strong_20_Emphasis">Cierre (10 minutos)</text:span></text:h>
      <text:list xml:id="list152610762467367" text:continue-numbering="true" text:style-name="List_20_1">
        <text:list-item>
          <text:p text:style-name="Viñeta_20_punto">Resumen los conceptos clave de la clase, enfatizando la definición del pensamiento computacional y su importancia en la resolución de problemas.</text:p>
        </text:list-item>
        <text:list-item>
          <text:p text:style-name="Viñeta_20_punto">Anuncia las tareas para la siguiente clase, que podrían incluir la lectura de material relacionado con el pensamiento computacional y la reflexión sobre sus propias experiencias relacionadas con este concepto.</text:p>
        </text:list-item>
      </text:list>
      <text:p text:style-name="Text_20_body">Es importante asegurarse de que la clase sea interactiva y que los estudiantes tengan la oportunidad de hacer preguntas y participar en ejercicios prácticos. El objetivo es que los estudiantes comprendan el pensamiento computacional y vean cómo se aplica en la vida cotidiana y en diversos campos.</text:p>
      <text:h text:style-name="Heading_20_2" text:outline-level="2"><text:span text:style-name="Strong_20_Emphasis">Pensamiento Computacional Aplicado</text:span></text:h>
      <text:h text:style-name="Heading_20_3" text:outline-level="3"><text:span text:style-name="Strong_20_Emphasis">Objetivos de la Clase:</text:span></text:h>
      <text:list xml:id="list152610567595789" text:continue-numbering="true" text:style-name="List_20_1">
        <text:list-item>
          <text:p text:style-name="Viñeta_20_punto">Aplicar los conceptos de pensamiento computacional y programación aprendidos en situaciones prácticas.</text:p>
        </text:list-item>
        <text:list-item>
          <text:p text:style-name="Viñeta_20_punto">Fomentar la resolución de problemas utilizando Python y algoritmos.</text:p>
        </text:list-item>
        <text:list-item>
          <text:p text:style-name="Viñeta_20_punto">Promover la creatividad y la capacidad de abordar problemas de manera sistemática.</text:p>
        </text:list-item>
      </text:list>
      <text:h text:style-name="Heading_20_3" text:outline-level="3"><text:span text:style-name="Strong_20_Emphasis">Paso a Paso:</text:span></text:h>
      <text:h text:style-name="Heading_20_4" text:outline-level="4"><text:span text:style-name="Strong_20_Emphasis">Inicio (10 minutos)</text:span></text:h>
      <text:list xml:id="list152610523705848" text:continue-numbering="true" text:style-name="List_20_1">
        <text:list-item>
          <text:p text:style-name="Viñeta_20_punto">Comienza la clase recordando brevemente los conceptos y habilidades que se han cubierto en las clases anteriores.</text:p>
        </text:list-item>
        <text:list-item>
          <text:p text:style-name="Viñeta_20_punto">Anuncia los objetivos de la clase actual: aplicar el pensamiento computacional y la programación en situaciones prácticas.</text:p>
        </text:list-item>
        <text:list-item>
          <text:p text:style-name="Viñeta_20_punto">Menciona que al final de la clase, los estudiantes deberían ser capaces de abordar problemas reales utilizando Python y algoritmos.</text:p>
        </text:list-item>
      </text:list>
      <text:h text:style-name="Heading_20_4" text:outline-level="4"><text:span text:style-name="Strong_20_Emphasis">Presentación del Desafío (15 minutos)</text:span></text:h>
      <text:list xml:id="list152610622894581" text:continue-numbering="true" text:style-name="List_20_1">
        <text:list-item>
          <text:p text:style-name="Viñeta_20_punto">Introduce un problema o desafío práctico que requiera la aplicación de pensamiento computacional y programación.</text:p>
        </text:list-item>
        <text:list-item>
          <text:p text:style-name="Viñeta_20_punto">Explica claramente el contexto del problema y los resultados esperados.</text:p>
        </text:list-item>
        <text:list-item>
          <text:p text:style-name="Viñeta_20_punto">Anima a los estudiantes a pensar en cómo podrían abordar el problema y a plantear preguntas iniciales.</text:p>
        </text:list-item>
      </text:list>
      <text:h text:style-name="Heading_20_4" text:outline-level="4"><text:soft-page-break/><text:span text:style-name="Strong_20_Emphasis">Trabajo Práctico (30 minutos)</text:span></text:h>
      <text:list xml:id="list152612343680812" text:continue-numbering="true" text:style-name="List_20_1">
        <text:list-item>
          <text:p text:style-name="Viñeta_20_punto">Permite que los estudiantes trabajen en el desafío de manera individual o en grupos.</text:p>
        </text:list-item>
        <text:list-item>
          <text:p text:style-name="Viñeta_20_punto">Proporciona apoyo a medida que los estudiantes intentan resolver el problema, fomentando la creatividad y la experimentación.</text:p>
        </text:list-item>
        <text:list-item>
          <text:p text:style-name="Viñeta_20_punto">Anima a los estudiantes a aplicar los conceptos de programación, algoritmos y estructuras de datos que han aprendido en clases anteriores.</text:p>
        </text:list-item>
      </text:list>
      <text:h text:style-name="Heading_20_4" text:outline-level="4"><text:span text:style-name="Strong_20_Emphasis">Presentación de Soluciones (20 minutos)</text:span></text:h>
      <text:list xml:id="list152612039184172" text:continue-numbering="true" text:style-name="List_20_1">
        <text:list-item>
          <text:p text:style-name="Viñeta_20_punto">Invita a los estudiantes a presentar sus soluciones al problema.</text:p>
        </text:list-item>
        <text:list-item>
          <text:p text:style-name="Viñeta_20_punto">Fomenta la discusión sobre enfoques diferentes y eficiencia en el código.</text:p>
        </text:list-item>
        <text:list-item>
          <text:p text:style-name="Viñeta_20_punto">Proporciona retroalimentación y guía sobre las soluciones presentadas.</text:p>
        </text:list-item>
      </text:list>
      <text:h text:style-name="Heading_20_4" text:outline-level="4"><text:span text:style-name="Strong_20_Emphasis">Reflexión y Mejora (15 minutos)</text:span></text:h>
      <text:list xml:id="list152610617772682" text:continue-numbering="true" text:style-name="List_20_1">
        <text:list-item>
          <text:p text:style-name="Viñeta_20_punto">Anima a los estudiantes a reflexionar sobre su proceso de resolución de problemas.</text:p>
        </text:list-item>
        <text:list-item>
          <text:p text:style-name="Viñeta_20_punto">Pregunta sobre los desafíos encontrados y cómo podrían mejorar sus soluciones.</text:p>
        </text:list-item>
        <text:list-item>
          <text:p text:style-name="Viñeta_20_punto">Discute la importancia de la iteración y el aprendizaje continuo en programación.</text:p>
        </text:list-item>
      </text:list>
      <text:h text:style-name="Heading_20_4" text:outline-level="4"><text:span text:style-name="Strong_20_Emphasis">Ejercicios y Práctica Adicional (10 minutos)</text:span></text:h>
      <text:list xml:id="list152611461349544" text:continue-numbering="true" text:style-name="List_20_1">
        <text:list-item>
          <text:p text:style-name="Viñeta_20_punto">Proporciona ejercicios adicionales relacionados con el desafío principal para aquellos que deseen practicar más.</text:p>
        </text:list-item>
        <text:list-item>
          <text:p text:style-name="Viñeta_20_punto">Fomenta a los estudiantes a explorar soluciones adicionales y a compartir sus ideas.</text:p>
        </text:list-item>
      </text:list>
      <text:h text:style-name="Heading_20_4" text:outline-level="4"><text:span text:style-name="Strong_20_Emphasis">Cierre (10 minutos)</text:span></text:h>
      <text:list xml:id="list152611409462519" text:continue-numbering="true" text:style-name="List_20_1">
        <text:list-item>
          <text:p text:style-name="Viñeta_20_punto">Resumen de los conceptos clave aplicados en la clase, destacando la importancia de la resolución de problemas prácticos.</text:p>
        </text:list-item>
        <text:list-item>
          <text:p text:style-name="Viñeta_20_punto">Anuncia tareas para la siguiente clase, que podrían incluir la exploración de problemas más complejos o la implementación de proyectos específicos.</text:p>
        </text:list-item>
      </text:list>
      <text:h text:style-name="Heading_20_3" text:outline-level="3"><text:span text:style-name="Strong_20_Emphasis">Tareas para la siguiente clase:</text:span></text:h>
      <text:list xml:id="list152610969874485" text:continue-numbering="true" text:style-name="List_20_1">
        <text:list-item>
          <text:p text:style-name="Viñeta_20_punto">Practicar la resolución de problemas prácticos que requieran pensamiento computacional y programación.</text:p>
        </text:list-item>
        <text:list-item>
          <text:p text:style-name="Viñeta_20_punto">Considerar proyectos o desafíos de programación en los que deseen trabajar en grupos o individualmente.</text:p>
        </text:list-item>
      </text:list>
      <text:p text:style-name="P1"><text:span text:style-name="Strong_20_Emphasis"/></text:p>
      <text:h text:style-name="Heading_20_2" text:outline-level="2"><text:span text:style-name="Strong_20_Emphasis">Algoritmos y Resolución de Problemas</text:span></text:h>
      <text:h text:style-name="Heading_20_3" text:outline-level="3"><text:span text:style-name="Strong_20_Emphasis">Objetivos de la Clase:</text:span></text:h>
      <text:list xml:id="list152612286836172" text:continue-numbering="true" text:style-name="List_20_1">
        <text:list-item>
          <text:p text:style-name="Viñeta_20_punto">Introducir a los estudiantes en el concepto de algoritmos y su importancia en la resolución de problemas.</text:p>
        </text:list-item>
        <text:list-item>
          <text:p text:style-name="Viñeta_20_punto">Enseñar cómo diseñar algoritmos para resolver problemas comunes.</text:p>
        </text:list-item>
        <text:list-item>
          <text:p text:style-name="Viñeta_20_punto">Fomentar la práctica de la resolución de problemas utilizando algoritmos.</text:p>
        </text:list-item>
      </text:list>
      <text:h text:style-name="Heading_20_3" text:outline-level="3"><text:soft-page-break/><text:span text:style-name="Strong_20_Emphasis">Paso a Paso:</text:span></text:h>
      <text:h text:style-name="Heading_20_4" text:outline-level="4"><text:span text:style-name="Strong_20_Emphasis">Inicio (10 minutos)</text:span></text:h>
      <text:list xml:id="list152610947538523" text:continue-numbering="true" text:style-name="List_20_1">
        <text:list-item>
          <text:p text:style-name="Viñeta_20_punto">Comienza la clase recordando brevemente los conceptos y habilidades que se cubrieron en las clases anteriores.</text:p>
        </text:list-item>
        <text:list-item>
          <text:p text:style-name="Viñeta_20_punto">Anuncia los objetivos de la clase actual: introducir algoritmos y cómo se utilizan para resolver problemas.</text:p>
        </text:list-item>
        <text:list-item>
          <text:p text:style-name="Viñeta_20_punto">Menciona que al final de la clase, los estudiantes deberían ser capaces de diseñar algoritmos y aplicarlos a problemas específicos.</text:p>
        </text:list-item>
      </text:list>
      <text:h text:style-name="Heading_20_4" text:outline-level="4"><text:span text:style-name="Strong_20_Emphasis">Introducción a Algoritmos (15 minutos)</text:span></text:h>
      <text:list xml:id="list152611106720409" text:continue-numbering="true" text:style-name="List_20_1">
        <text:list-item>
          <text:p text:style-name="Viñeta_20_punto">Define el concepto de algoritmo como un conjunto de pasos ordenados que resuelven un problema o realizan una tarea.</text:p>
        </text:list-item>
        <text:list-item>
          <text:p text:style-name="Viñeta_20_punto">Explica por qué los algoritmos son esenciales en programación y cómo se aplican en situaciones cotidianas.</text:p>
        </text:list-item>
        <text:list-item>
          <text:p text:style-name="Viñeta_20_punto">Muestra ejemplos de algoritmos simples, como un algoritmo para sumar dos números.</text:p>
        </text:list-item>
      </text:list>
      <text:h text:style-name="Heading_20_4" text:outline-level="4"><text:span text:style-name="Strong_20_Emphasis">Diseño de Algoritmos (20 minutos)</text:span></text:h>
      <text:list xml:id="list152612068990732" text:continue-numbering="true" text:style-name="List_20_1">
        <text:list-item>
          <text:p text:style-name="Viñeta_20_punto">Introduce el proceso de diseño de algoritmos, que incluye la identificación del problema, la generación de soluciones y la implementación de esas soluciones.</text:p>
        </text:list-item>
        <text:list-item>
          <text:p text:style-name="Viñeta_20_punto">Muestra cómo descomponer un problema en pasos más pequeños y cómo diseñar algoritmos para cada paso.</text:p>
        </text:list-item>
        <text:list-item>
          <text:p text:style-name="Viñeta_20_punto">Realiza ejemplos prácticos de diseño de algoritmos para problemas comunes, como la búsqueda de un elemento en una lista.</text:p>
        </text:list-item>
      </text:list>
      <text:h text:style-name="Heading_20_4" text:outline-level="4"><text:span text:style-name="Strong_20_Emphasis">Tipos de Algoritmos (20 minutos)</text:span></text:h>
      <text:list xml:id="list152610945527531" text:continue-numbering="true" text:style-name="List_20_1">
        <text:list-item>
          <text:p text:style-name="Viñeta_20_punto">Explora diferentes tipos de algoritmos, como algoritmos de búsqueda, algoritmos de ordenamiento y algoritmos de optimización.</text:p>
        </text:list-item>
        <text:list-item>
          <text:p text:style-name="Viñeta_20_punto">Demuestra cómo funcionan y cuándo se utilizan en situaciones reales.</text:p>
        </text:list-item>
        <text:list-item>
          <text:p text:style-name="Viñeta_20_punto">Realiza ejemplos prácticos de algoritmos de búsqueda, como la búsqueda binaria en una lista ordenada.</text:p>
        </text:list-item>
      </text:list>
      <text:h text:style-name="Heading_20_4" text:outline-level="4"><text:span text:style-name="Strong_20_Emphasis">Resolución de Problemas (15 minutos)</text:span></text:h>
      <text:list xml:id="list152611872709702" text:continue-numbering="true" text:style-name="List_20_1">
        <text:list-item>
          <text:p text:style-name="Viñeta_20_punto">Proporciona problemas o desafíos a los estudiantes que requieran la aplicación de algoritmos.</text:p>
        </text:list-item>
        <text:list-item>
          <text:p text:style-name="Viñeta_20_punto">Fomenta la práctica de la resolución de problemas utilizando los conceptos de diseño de algoritmos.</text:p>
        </text:list-item>
        <text:list-item>
          <text:p text:style-name="Viñeta_20_punto">Permite que los estudiantes trabajen en parejas o grupos para resolver problemas y discutir soluciones.</text:p>
        </text:list-item>
      </text:list>
      <text:h text:style-name="Heading_20_4" text:outline-level="4"><text:span text:style-name="Strong_20_Emphasis">Ejercicios y Práctica (15 minutos)</text:span></text:h>
      <text:list xml:id="list152611096265750" text:continue-numbering="true" text:style-name="List_20_1">
        <text:list-item>
          <text:p text:style-name="Viñeta_20_punto">Proporciona ejercicios adicionales que requieran el diseño y aplicación de algoritmos.</text:p>
        </text:list-item>
        <text:list-item>
          <text:p text:style-name="Viñeta_20_punto">Los ejercicios pueden incluir la creación de algoritmos para resolver problemas específicos, como calcular el máximo común divisor de dos números.</text:p>
        </text:list-item>
        <text:list-item>
          <text:p text:style-name="Viñeta_20_punto"><text:soft-page-break/>Fomenta la participación activa y la resolución de problemas por parte de los estudiantes.</text:p>
        </text:list-item>
      </text:list>
      <text:h text:style-name="Heading_20_4" text:outline-level="4"><text:span text:style-name="Strong_20_Emphasis">Cierre (10 minutos)</text:span></text:h>
      <text:list xml:id="list152611845843428" text:continue-numbering="true" text:style-name="List_20_1">
        <text:list-item>
          <text:p text:style-name="Viñeta_20_punto">Resumen de los conceptos clave, incluyendo algoritmos, diseño de algoritmos y tipos de algoritmos.</text:p>
        </text:list-item>
        <text:list-item>
          <text:p text:style-name="Viñeta_20_punto">Anuncia tareas para la siguiente clase, que podrían incluir ejercicios adicionales y la aplicación de algoritmos a problemas de mayor complejidad.</text:p>
        </text:list-item>
      </text:list>
      <text:h text:style-name="Heading_20_3" text:outline-level="3"><text:span text:style-name="Strong_20_Emphasis">Tareas para la siguiente clase:</text:span></text:h>
      <text:list xml:id="list152611066803935" text:continue-numbering="true" text:style-name="List_20_1">
        <text:list-item>
          <text:p text:style-name="Viñeta_20_punto">Practicar el diseño y aplicación de algoritmos para resolver problemas específicos.</text:p>
        </text:list-item>
        <text:list-item>
          <text:p text:style-name="Viñeta_20_punto">Reflexionar sobre cómo los algoritmos pueden aplicarse en proyectos y situaciones cotidianas.</text:p>
        </text:list-item>
      </text:list>
      <text:h text:style-name="Heading_20_2" text:outline-level="2"><text:span text:style-name="Strong_20_Emphasis">Introducción a Python</text:span></text:h>
      <text:h text:style-name="Heading_20_3" text:outline-level="3"><text:span text:style-name="Strong_20_Emphasis">Objetivos de la Clase:</text:span></text:h>
      <text:list xml:id="list152611599845748" text:continue-numbering="true" text:style-name="List_20_1">
        <text:list-item>
          <text:p text:style-name="Viñeta_20_punto">Familiarizar a los estudiantes con Python como lenguaje de programación.</text:p>
        </text:list-item>
        <text:list-item>
          <text:p text:style-name="Viñeta_20_punto">Enseñar cómo instalar y configurar Python en sus sistemas.</text:p>
        </text:list-item>
        <text:list-item>
          <text:p text:style-name="Viñeta_20_punto">Introducir variables, tipos de datos y operadores en Python.</text:p>
        </text:list-item>
        <text:list-item>
          <text:p text:style-name="Viñeta_20_punto">Enseñar cómo realizar la entrada y salida de datos en Python.</text:p>
        </text:list-item>
      </text:list>
      <text:h text:style-name="P10" text:outline-level="3"><text:span text:style-name="Strong_20_Emphasis"><text:span text:style-name="T1">Paso a paso</text:span></text:span></text:h>
      <text:h text:style-name="Heading_20_4" text:outline-level="4"><text:span text:style-name="Strong_20_Emphasis">Inicio (10 minutos)</text:span></text:h>
      <text:list xml:id="list152611252068445" text:continue-numbering="true" text:style-name="List_20_1">
        <text:list-item>
          <text:p text:style-name="Viñeta_20_punto">Inicia la clase recordando brevemente los objetivos de la lección anterior sobre el pensamiento computacional.</text:p>
        </text:list-item>
        <text:list-item>
          <text:p text:style-name="Viñeta_20_punto">Anuncia los objetivos de la clase actual: la introducción a Python y sus conceptos básicos.</text:p>
        </text:list-item>
        <text:list-item>
          <text:p text:style-name="Viñeta_20_punto">Menciona que al final de la clase, los estudiantes deberían ser capaces de escribir código Python simple.</text:p>
        </text:list-item>
      </text:list>
      <text:h text:style-name="Heading_20_4" text:outline-level="4"><text:span text:style-name="Strong_20_Emphasis">Instalación y configuración de Python (15 minutos)</text:span></text:h>
      <text:list xml:id="list152612059288238" text:continue-numbering="true" text:style-name="List_20_1">
        <text:list-item>
          <text:p text:style-name="Viñeta_20_punto">Explica cómo instalar Python en diferentes sistemas operativos, como Windows, macOS y Linux.</text:p>
        </text:list-item>
        <text:list-item>
          <text:p text:style-name="Viñeta_20_punto">Muestra los pasos básicos para descargar e instalar Python, y proporciona recomendaciones para la versión a utilizar.</text:p>
        </text:list-item>
        <text:list-item>
          <text:p text:style-name="Viñeta_20_punto">Ayuda a los estudiantes a configurar su entorno de desarrollo, si es necesario, y resolver problemas comunes.</text:p>
        </text:list-item>
      </text:list>
      <text:h text:style-name="Heading_20_4" text:outline-level="4"><text:span text:style-name="Strong_20_Emphasis">Variables, tipos de datos y operadores (20 minutos)</text:span></text:h>
      <text:list xml:id="list152610536744296" text:continue-numbering="true" text:style-name="List_20_1">
        <text:list-item>
          <text:p text:style-name="Viñeta_20_punto">Introduce el concepto de variables como contenedores para almacenar datos.</text:p>
        </text:list-item>
        <text:list-item>
          <text:p text:style-name="Viñeta_20_punto">Explica los tipos de datos básicos en Python, como enteros, flotantes, cadenas de texto y booleanos.</text:p>
        </text:list-item>
        <text:list-item>
          <text:p text:style-name="Viñeta_20_punto"><text:soft-page-break/>Demuestra cómo declarar variables y asignarles valores.</text:p>
        </text:list-item>
        <text:list-item>
          <text:p text:style-name="Viñeta_20_punto">Muestra operadores aritméticos (<text:span text:style-name="Example">+</text:span>, <text:span text:style-name="Example">-</text:span>, <text:span text:style-name="Example">*</text:span>, <text:span text:style-name="Example">/</text:span>), operadores de comparación (<text:span text:style-name="Example">==</text:span>, <text:span text:style-name="Example">!=</text:span>, <text:span text:style-name="Example">&lt;</text:span>, <text:span text:style-name="Example">&gt;</text:span>), y operadores lógicos (<text:span text:style-name="Example">and</text:span>, <text:span text:style-name="Example">or</text:span>, <text:span text:style-name="Example">not</text:span>).</text:p>
        </text:list-item>
        <text:list-item>
          <text:p text:style-name="Viñeta_20_punto">Realiza ejemplos prácticos para que los estudiantes puedan practicar la declaración de variables y el uso de operadores.</text:p>
        </text:list-item>
      </text:list>
      <text:h text:style-name="Heading_20_4" text:outline-level="4"><text:span text:style-name="Strong_20_Emphasis">Entrada y salida de datos (15 minutos)</text:span></text:h>
      <text:list xml:id="list152611936090919" text:continue-numbering="true" text:style-name="List_20_1">
        <text:list-item>
          <text:p text:style-name="Viñeta_20_punto">Introduce la entrada y salida de datos en Python, utilizando las funciones <text:span text:style-name="Example">input()</text:span> y <text:span text:style-name="Example">print()</text:span>.</text:p>
        </text:list-item>
        <text:list-item>
          <text:p text:style-name="Viñeta_20_punto">Explica cómo utilizar <text:span text:style-name="Example">input()</text:span> para obtener datos del usuario y cómo almacenar esos datos en variables.</text:p>
        </text:list-item>
        <text:list-item>
          <text:p text:style-name="Viñeta_20_punto">Muestra cómo usar <text:span text:style-name="Example">print()</text:span> para mostrar resultados en la pantalla.</text:p>
        </text:list-item>
        <text:list-item>
          <text:p text:style-name="Viñeta_20_punto">Realiza ejemplos de entrada y salida de datos, como la creación de un programa que solicita el nombre del usuario y le da la bienvenida.</text:p>
        </text:list-item>
      </text:list>
      <text:h text:style-name="Heading_20_4" text:outline-level="4"><text:span text:style-name="Strong_20_Emphasis">Ejercicios y Práctica (15 minutos)</text:span></text:h>
      <text:list xml:id="list152611579138619" text:continue-numbering="true" text:style-name="List_20_1">
        <text:list-item>
          <text:p text:style-name="Viñeta_20_punto">Proporciona ejercicios simples para que los estudiantes practiquen lo que han aprendido.</text:p>
        </text:list-item>
        <text:list-item>
          <text:p text:style-name="Viñeta_20_punto">Los ejercicios pueden incluir la creación de programas que realicen cálculos básicos o muestren mensajes al usuario.</text:p>
        </text:list-item>
        <text:list-item>
          <text:p text:style-name="Viñeta_20_punto">Fomenta la participación activa y la resolución de problemas por parte de los estudiantes.</text:p>
        </text:list-item>
      </text:list>
      <text:h text:style-name="Heading_20_4" text:outline-level="4"><text:span text:style-name="Strong_20_Emphasis">Cierre (10 minutos)</text:span></text:h>
      <text:list xml:id="list152611259823176" text:continue-numbering="true" text:style-name="List_20_1">
        <text:list-item>
          <text:p text:style-name="Viñeta_20_punto">Resumen de los conceptos clave, incluyendo la instalación de Python, variables, tipos de datos y operadores, y entrada y salida de datos.</text:p>
        </text:list-item>
        <text:list-item>
          <text:p text:style-name="Viñeta_20_punto">Anuncia tareas para la siguiente clase, que podrían incluir ejercicios adicionales para seguir practicando.</text:p>
        </text:list-item>
      </text:list>
      <text:h text:style-name="Heading_20_4" text:outline-level="4"><text:span text:style-name="Strong_20_Emphasis">Tareas para la siguiente clase:</text:span></text:h>
      <text:list xml:id="list152611341920234" text:continue-numbering="true" text:style-name="List_20_1">
        <text:list-item>
          <text:p text:style-name="Viñeta_20_punto">Practicar la escritura de programas simples en Python, utilizando variables, tipos de datos y operadores.</text:p>
        </text:list-item>
        <text:list-item>
          <text:p text:style-name="Viñeta_20_punto">Reflexionar sobre cómo Python podría aplicarse en proyectos futuros y situaciones cotidianas.</text:p>
        </text:list-item>
      </text:list>
      <text:p text:style-name="Text_20_body">Esta estructura ayudará a los estudiantes a adquirir habilidades básicas en Python y comenzar a escribir código simple en este lenguaje de programación.</text:p>
      <text:h text:style-name="Heading_20_2" text:outline-level="2"><text:span text:style-name="Strong_20_Emphasis">Control de Flujo</text:span></text:h>
      <text:h text:style-name="Heading_20_3" text:outline-level="3"><text:span text:style-name="Strong_20_Emphasis">Objetivos de la Clase:</text:span></text:h>
      <text:list xml:id="list152612354759709" text:continue-numbering="true" text:style-name="List_20_1">
        <text:list-item>
          <text:p text:style-name="Viñeta_20_punto">Comprender los conceptos de control de flujo en Python.</text:p>
        </text:list-item>
        <text:list-item>
          <text:p text:style-name="Viñeta_20_punto">Aprender a utilizar condicionales (if, elif, else) para tomar decisiones en un programa.</text:p>
        </text:list-item>
        <text:list-item>
          <text:p text:style-name="Viñeta_20_punto">Introducir bucles (for y while) y cómo se utilizan para la repetición de tareas.</text:p>
        </text:list-item>
      </text:list>
      <text:h text:style-name="Heading_20_3" text:outline-level="3"><text:soft-page-break/><text:span text:style-name="Strong_20_Emphasis">Paso a Paso:</text:span></text:h>
      <text:h text:style-name="Heading_20_4" text:outline-level="4"><text:span text:style-name="Strong_20_Emphasis">Inicio (10 minutos)</text:span></text:h>
      <text:list xml:id="list152611075597919" text:continue-numbering="true" text:style-name="List_20_1">
        <text:list-item>
          <text:p text:style-name="Viñeta_20_punto">Inicia la clase recordando brevemente los conceptos y habilidades que se cubrieron en las clases anteriores (introducción al pensamiento computacional y a Python).</text:p>
        </text:list-item>
        <text:list-item>
          <text:p text:style-name="Viñeta_20_punto">Anuncia los objetivos de la clase actual: control de flujo en Python.</text:p>
        </text:list-item>
        <text:list-item>
          <text:p text:style-name="Viñeta_20_punto">Menciona que al final de la clase, los estudiantes deberían comprender cómo tomar decisiones y repetir tareas en programas Python.</text:p>
        </text:list-item>
      </text:list>
      <text:h text:style-name="Heading_20_4" text:outline-level="4"><text:span text:style-name="Strong_20_Emphasis">Introducción al Control de Flujo (15 minutos)</text:span></text:h>
      <text:list xml:id="list152610568043566" text:continue-numbering="true" text:style-name="List_20_1">
        <text:list-item>
          <text:p text:style-name="Viñeta_20_punto">Define el concepto de control de flujo en programación y cómo permite a los programas tomar decisiones y realizar tareas repetitivas.</text:p>
        </text:list-item>
        <text:list-item>
          <text:p text:style-name="Viñeta_20_punto">Explica por qué el control de flujo es esencial en la programación y cómo se aplica en situaciones de la vida real.</text:p>
        </text:list-item>
      </text:list>
      <text:h text:style-name="Heading_20_4" text:outline-level="4"><text:span text:style-name="Strong_20_Emphasis">Condicionales (</text:span><text:span text:style-name="Example">if</text:span><text:span text:style-name="Strong_20_Emphasis">, </text:span><text:span text:style-name="Example">elif</text:span><text:span text:style-name="Strong_20_Emphasis">, </text:span><text:span text:style-name="Example">else</text:span><text:span text:style-name="Strong_20_Emphasis">) (20 minutos)</text:span></text:h>
      <text:list xml:id="list152611060862650" text:continue-numbering="true" text:style-name="List_20_1">
        <text:list-item>
          <text:p text:style-name="Viñeta_20_punto">Introduce las estructuras condicionales en Python: <text:span text:style-name="Example">if</text:span>, <text:span text:style-name="Example">elif</text:span> y <text:span text:style-name="Example">else</text:span>.</text:p>
        </text:list-item>
        <text:list-item>
          <text:p text:style-name="Viñeta_20_punto">Explica cómo funcionan las declaraciones condicionales y cómo se utilizan para tomar decisiones en un programa.</text:p>
        </text:list-item>
        <text:list-item>
          <text:p text:style-name="Viñeta_20_punto">Realiza ejemplos prácticos, como un programa que decide si una persona es mayor o menor de edad.</text:p>
        </text:list-item>
      </text:list>
      <text:h text:style-name="Heading_20_4" text:outline-level="4"><text:span text:style-name="Strong_20_Emphasis">Bucles (for y while) (20 minutos)</text:span></text:h>
      <text:list xml:id="list152611253924160" text:continue-numbering="true" text:style-name="List_20_1">
        <text:list-item>
          <text:p text:style-name="Viñeta_20_punto">Introduce los bucles <text:span text:style-name="Example">for</text:span> y <text:span text:style-name="Example">while</text:span> en Python.</text:p>
        </text:list-item>
        <text:list-item>
          <text:p text:style-name="Viñeta_20_punto">Explica cómo se utilizan los bucles <text:span text:style-name="Example">for</text:span> para iterar sobre una secuencia (como una lista) y cómo funcionan los bucles <text:span text:style-name="Example">while</text:span> para repetir tareas mientras se cumple una condición.</text:p>
        </text:list-item>
        <text:list-item>
          <text:p text:style-name="Viñeta_20_punto">Realiza ejemplos prácticos, como un programa que imprime los números del 1 al 10 utilizando un bucle <text:span text:style-name="Example">for</text:span> y otro que solicita al usuario adivinar un número utilizando un bucle <text:span text:style-name="Example">while</text:span>.</text:p>
        </text:list-item>
      </text:list>
      <text:h text:style-name="Heading_20_4" text:outline-level="4"><text:span text:style-name="Strong_20_Emphasis">Ejercicios y Práctica (15 minutos)</text:span></text:h>
      <text:list xml:id="list152610558073862" text:continue-numbering="true" text:style-name="List_20_1">
        <text:list-item>
          <text:p text:style-name="Viñeta_20_punto">Proporciona ejercicios que involucren el uso de condicionales y bucles.</text:p>
        </text:list-item>
        <text:list-item>
          <text:p text:style-name="Viñeta_20_punto">Los ejercicios pueden incluir la creación de programas que toman decisiones basadas en entradas del usuario o que realizan cálculos repetitivos.</text:p>
        </text:list-item>
        <text:list-item>
          <text:p text:style-name="Viñeta_20_punto">Fomenta la participación activa y la resolución de problemas por parte de los estudiantes.</text:p>
        </text:list-item>
      </text:list>
      <text:h text:style-name="Heading_20_4" text:outline-level="4"><text:span text:style-name="Strong_20_Emphasis">Cierre (10 minutos)</text:span></text:h>
      <text:list xml:id="list152610659348464" text:continue-numbering="true" text:style-name="List_20_1">
        <text:list-item>
          <text:p text:style-name="Viñeta_20_punto">Resumen de los conceptos clave, incluyendo condicionales (<text:span text:style-name="Example">if</text:span>, <text:span text:style-name="Example">elif</text:span>, <text:span text:style-name="Example">else</text:span>) y bucles (<text:span text:style-name="Example">for</text:span>, <text:span text:style-name="Example">while</text:span>).</text:p>
        </text:list-item>
        <text:list-item>
          <text:p text:style-name="Viñeta_20_punto">Anuncia tareas para la siguiente clase, que podrían incluir ejercicios adicionales y la creación de programas que utilicen condicionales y bucles en situaciones reales.</text:p>
        </text:list-item>
      </text:list>
      <text:h text:style-name="Heading_20_3" text:outline-level="3"><text:soft-page-break/><text:span text:style-name="Strong_20_Emphasis">Tareas para la siguiente clase:</text:span></text:h>
      <text:list xml:id="list152611305989569" text:continue-numbering="true" text:style-name="List_20_1">
        <text:list-item>
          <text:p text:style-name="Viñeta_20_punto">Practicar la escritura de programas que utilicen condicionales y bucles.</text:p>
        </text:list-item>
        <text:list-item>
          <text:p text:style-name="Viñeta_20_punto">Reflexionar sobre cómo se pueden aplicar estos conceptos en proyectos y problemas cotidianos.</text:p>
        </text:list-item>
      </text:list>
      <text:p text:style-name="Text_20_body">Esta estructura ayudará a los estudiantes a comprender los fundamentos del control de flujo en Python y cómo utilizar condicionales y bucles para tomar decisiones y realizar tareas repetitivas en programas.</text:p>
      <text:h text:style-name="Heading_20_2" text:outline-level="2"><text:span text:style-name="Strong_20_Emphasis">Estructuras de Datos</text:span></text:h>
      <text:h text:style-name="Heading_20_3" text:outline-level="3"><text:span text:style-name="Strong_20_Emphasis">Objetivos de la Clase:</text:span></text:h>
      <text:list xml:id="list152610897146415" text:continue-numbering="true" text:style-name="List_20_1">
        <text:list-item>
          <text:p text:style-name="Viñeta_20_punto">Introducir a los estudiantes en las estructuras de datos fundamentales en Python.</text:p>
        </text:list-item>
        <text:list-item>
          <text:p text:style-name="Viñeta_20_punto">Enseñar cómo usar listas y diccionarios para almacenar y manipular datos.</text:p>
        </text:list-item>
        <text:list-item>
          <text:p text:style-name="Viñeta_20_punto">Demostrar operaciones básicas en estructuras de datos, como agregar, eliminar y buscar elementos.</text:p>
        </text:list-item>
      </text:list>
      <text:h text:style-name="Heading_20_3" text:outline-level="3"><text:span text:style-name="Strong_20_Emphasis">Paso a Paso:</text:span></text:h>
      <text:h text:style-name="Heading_20_4" text:outline-level="4"><text:span text:style-name="Strong_20_Emphasis">Inicio (10 minutos)</text:span></text:h>
      <text:list xml:id="list152611078363563" text:continue-numbering="true" text:style-name="List_20_1">
        <text:list-item>
          <text:p text:style-name="Viñeta_20_punto">Inicia la clase recordando brevemente los conceptos y habilidades que se cubrieron en las clases anteriores.</text:p>
        </text:list-item>
        <text:list-item>
          <text:p text:style-name="Viñeta_20_punto">Anuncia los objetivos de la clase actual: introducir las estructuras de datos en Python.</text:p>
        </text:list-item>
        <text:list-item>
          <text:p text:style-name="Viñeta_20_punto">Menciona que al final de la clase, los estudiantes deberían ser capaces de comprender y trabajar con listas y diccionarios en Python.</text:p>
        </text:list-item>
      </text:list>
      <text:h text:style-name="Heading_20_4" text:outline-level="4"><text:span text:style-name="Strong_20_Emphasis">Introducción a Estructuras de Datos (15 minutos)</text:span></text:h>
      <text:list xml:id="list152611321777694" text:continue-numbering="true" text:style-name="List_20_1">
        <text:list-item>
          <text:p text:style-name="Viñeta_20_punto">Define el concepto de estructuras de datos y cómo se utilizan para almacenar y organizar información en programación.</text:p>
        </text:list-item>
        <text:list-item>
          <text:p text:style-name="Viñeta_20_punto">Explica por qué las estructuras de datos son esenciales en la resolución de problemas y cómo pueden mejorar la eficiencia de los programas.</text:p>
        </text:list-item>
      </text:list>
      <text:h text:style-name="Heading_20_4" text:outline-level="4"><text:span text:style-name="Strong_20_Emphasis">Listas en Python (20 minutos)</text:span></text:h>
      <text:list xml:id="list152610444330083" text:continue-numbering="true" text:style-name="List_20_1">
        <text:list-item>
          <text:p text:style-name="Viñeta_20_punto">Introduce el concepto de listas en Python como una estructura de datos que permite almacenar una colección ordenada de elementos.</text:p>
        </text:list-item>
        <text:list-item>
          <text:p text:style-name="Viñeta_20_punto">Explica cómo crear listas, acceder a elementos individuales por índice y modificar listas.</text:p>
        </text:list-item>
        <text:list-item>
          <text:p text:style-name="Viñeta_20_punto">Realiza ejemplos prácticos, como crear una lista de números y realizar operaciones simples, como agregar, eliminar y buscar elementos en la lista.</text:p>
        </text:list-item>
      </text:list>
      <text:h text:style-name="Heading_20_4" text:outline-level="4"><text:span text:style-name="Strong_20_Emphasis">Diccionarios en Python (20 minutos)</text:span></text:h>
      <text:list xml:id="list152611222098695" text:continue-numbering="true" text:style-name="List_20_1">
        <text:list-item>
          <text:p text:style-name="Viñeta_20_punto">Introduce los diccionarios en Python como estructuras de datos que almacenan pares clave-valor.</text:p>
        </text:list-item>
        <text:list-item>
          <text:p text:style-name="Viñeta_20_punto">Explica cómo crear diccionarios, acceder a valores a través de claves y modificar diccionarios.</text:p>
        </text:list-item>
        <text:list-item>
          <text:p text:style-name="Viñeta_20_punto"><text:soft-page-break/>Muestra ejemplos prácticos, como la creación de un diccionario de contactos con nombres y números de teléfono, y la realización de operaciones como agregar, eliminar y buscar contactos.</text:p>
        </text:list-item>
      </text:list>
      <text:h text:style-name="Heading_20_4" text:outline-level="4"><text:span text:style-name="Strong_20_Emphasis">Operaciones en Estructuras de Datos (15 minutos)</text:span></text:h>
      <text:list xml:id="list152612089465435" text:continue-numbering="true" text:style-name="List_20_1">
        <text:list-item>
          <text:p text:style-name="Viñeta_20_punto">Explora operaciones comunes en listas y diccionarios, como agregar elementos, eliminar elementos y buscar elementos.</text:p>
        </text:list-item>
        <text:list-item>
          <text:p text:style-name="Viñeta_20_punto">Demuestra cómo realizar bucles a través de listas y diccionarios para procesar datos de manera eficiente.</text:p>
        </text:list-item>
        <text:list-item>
          <text:p text:style-name="Viñeta_20_punto">Realiza ejemplos que involucren la manipulación de datos en estructuras de datos.</text:p>
        </text:list-item>
      </text:list>
      <text:h text:style-name="Heading_20_4" text:outline-level="4"><text:span text:style-name="Strong_20_Emphasis">Ejercicios y Práctica (15 minutos)</text:span></text:h>
      <text:list xml:id="list152612004786680" text:continue-numbering="true" text:style-name="List_20_1">
        <text:list-item>
          <text:p text:style-name="Viñeta_20_punto">Proporciona ejercicios que involucren la creación y manipulación de listas y diccionarios.</text:p>
        </text:list-item>
        <text:list-item>
          <text:p text:style-name="Viñeta_20_punto">Los ejercicios pueden incluir la creación de programas que utilicen estas estructuras de datos en situaciones prácticas.</text:p>
        </text:list-item>
        <text:list-item>
          <text:p text:style-name="Viñeta_20_punto">Fomenta la participación activa y la resolución de problemas por parte de los estudiantes.</text:p>
        </text:list-item>
      </text:list>
      <text:h text:style-name="Heading_20_4" text:outline-level="4"><text:span text:style-name="Strong_20_Emphasis">Cierre (10 minutos)</text:span></text:h>
      <text:list xml:id="list152612228575427" text:continue-numbering="true" text:style-name="List_20_1">
        <text:list-item>
          <text:p text:style-name="Viñeta_20_punto">Resumen de los conceptos clave, incluyendo listas y diccionarios, y sus operaciones básicas.</text:p>
        </text:list-item>
        <text:list-item>
          <text:p text:style-name="Viñeta_20_punto">Anuncia tareas para la siguiente clase, que podrían incluir ejercicios adicionales y la creación de programas que utilicen estructuras de datos en proyectos específicos.</text:p>
        </text:list-item>
      </text:list>
      <text:h text:style-name="Heading_20_3" text:outline-level="3"><text:span text:style-name="Strong_20_Emphasis">Tareas para la siguiente clase:</text:span></text:h>
      <text:list xml:id="list152610951741431" text:continue-numbering="true" text:style-name="List_20_1">
        <text:list-item>
          <text:p text:style-name="Viñeta_20_punto">Practicar la creación y manipulación de listas y diccionarios en Python.</text:p>
        </text:list-item>
        <text:list-item>
          <text:p text:style-name="Viñeta_20_punto">Reflexionar sobre cómo estas estructuras de datos pueden aplicarse en proyectos y problemas cotidianos.</text:p>
        </text:list-item>
      </text:list>
      <text:p text:style-name="Text_20_body">Esta estructura ayudará a los estudiantes a comprender las estructuras de datos fundamentales en Python y cómo utilizar listas y diccionarios para almacenar y manipular datos en sus programas.</text:p>
      <text:h text:style-name="Heading_20_2" text:outline-level="2"><text:span text:style-name="Strong_20_Emphasis">Funciones y Módulos</text:span></text:h>
      <text:h text:style-name="Heading_20_3" text:outline-level="3"><text:span text:style-name="Strong_20_Emphasis">Objetivos de la Clase:</text:span></text:h>
      <text:list xml:id="list152612073990993" text:continue-numbering="true" text:style-name="List_20_1">
        <text:list-item>
          <text:p text:style-name="Viñeta_20_punto">Introducir a los estudiantes en la creación y uso de funciones en Python.</text:p>
        </text:list-item>
        <text:list-item>
          <text:p text:style-name="Viñeta_20_punto">Enseñar cómo organizar código en módulos para una mejor modularidad y reutilización.</text:p>
        </text:list-item>
        <text:list-item>
          <text:p text:style-name="Viñeta_20_punto">Mostrar cómo importar módulos y funciones externas en programas Python.</text:p>
        </text:list-item>
      </text:list>
      <text:h text:style-name="Heading_20_3" text:outline-level="3"><text:span text:style-name="Strong_20_Emphasis">Paso a Paso:</text:span></text:h>
      <text:h text:style-name="Heading_20_4" text:outline-level="4"><text:span text:style-name="Strong_20_Emphasis">Inicio (10 minutos)</text:span></text:h>
      <text:list xml:id="list152611609540739" text:continue-numbering="true" text:style-name="List_20_1">
        <text:list-item>
          <text:p text:style-name="Viñeta_20_punto">Comienza la clase recordando brevemente los conceptos y habilidades que se cubrieron en las clases anteriores.</text:p>
        </text:list-item>
        <text:list-item>
          <text:p text:style-name="Viñeta_20_punto">Anuncia los objetivos de la clase actual: introducir funciones y módulos en Python.</text:p>
        </text:list-item>
        <text:list-item>
          <text:p text:style-name="Viñeta_20_punto"><text:soft-page-break/>Menciona que al final de la clase, los estudiantes deberían ser capaces de crear sus propias funciones y comprender cómo organizar código en módulos.</text:p>
        </text:list-item>
      </text:list>
      <text:h text:style-name="Heading_20_4" text:outline-level="4"><text:span text:style-name="Strong_20_Emphasis">Introducción a Funciones (20 minutos)</text:span></text:h>
      <text:list xml:id="list152612111783221" text:continue-numbering="true" text:style-name="List_20_1">
        <text:list-item>
          <text:p text:style-name="Viñeta_20_punto">Define el concepto de funciones en programación como bloques de código reutilizable que realizan una tarea específica.</text:p>
        </text:list-item>
        <text:list-item>
          <text:p text:style-name="Viñeta_20_punto">Explica por qué las funciones son útiles para dividir un programa en partes más pequeñas y legibles.</text:p>
        </text:list-item>
        <text:list-item>
          <text:p text:style-name="Viñeta_20_punto">Muestra cómo declarar una función en Python, con una sintaxis básica y cómo llamar a la función para ejecutarla.</text:p>
        </text:list-item>
        <text:list-item>
          <text:p text:style-name="Viñeta_20_punto">Realiza ejemplos prácticos, como una función que suma dos números.</text:p>
        </text:list-item>
      </text:list>
      <text:h text:style-name="Heading_20_4" text:outline-level="4"><text:span text:style-name="Strong_20_Emphasis">Parámetros y Retorno de Funciones (20 minutos)</text:span></text:h>
      <text:list xml:id="list152610831296483" text:continue-numbering="true" text:style-name="List_20_1">
        <text:list-item>
          <text:p text:style-name="Viñeta_20_punto">Explica cómo los parámetros permiten a una función recibir datos de entrada.</text:p>
        </text:list-item>
        <text:list-item>
          <text:p text:style-name="Viñeta_20_punto">Muestra cómo las funciones pueden devolver valores como resultado utilizando la declaración <text:span text:style-name="Example">return</text:span>.</text:p>
        </text:list-item>
        <text:list-item>
          <text:p text:style-name="Viñeta_20_punto">Realiza ejemplos prácticos con funciones que toman parámetros y devuelven valores, como una función que calcula el área de un círculo.</text:p>
        </text:list-item>
      </text:list>
      <text:h text:style-name="Heading_20_4" text:outline-level="4"><text:span text:style-name="Strong_20_Emphasis">Creación de Módulos (15 minutos)</text:span></text:h>
      <text:list xml:id="list152611377726702" text:continue-numbering="true" text:style-name="List_20_1">
        <text:list-item>
          <text:p text:style-name="Viñeta_20_punto">Introduce la idea de organizar el código en módulos para mejorar la modularidad y la reutilización.</text:p>
        </text:list-item>
        <text:list-item>
          <text:p text:style-name="Viñeta_20_punto">Explica cómo crear un módulo en Python, que es simplemente un archivo con extensión ".py".</text:p>
        </text:list-item>
        <text:list-item>
          <text:p text:style-name="Viñeta_20_punto">Muestra cómo definir funciones en un módulo y cómo estas funciones pueden ser reutilizadas en otros programas.</text:p>
        </text:list-item>
      </text:list>
      <text:h text:style-name="Heading_20_4" text:outline-level="4"><text:span text:style-name="Strong_20_Emphasis">Importación de Módulos (15 minutos)</text:span></text:h>
      <text:list xml:id="list1072478587" text:style-name="L71">
        <text:list-item>
          <text:p text:style-name="P15">Explica cómo importar módulos y funciones externas en un programa Python utilizando la declaración <text:span text:style-name="Example">import</text:span>.</text:p>
        </text:list-item>
        <text:list-item>
          <text:p text:style-name="P15">Muestra cómo usar funciones de un módulo importado en un programa principal.</text:p>
        </text:list-item>
        <text:list-item>
          <text:p text:style-name="P14">Realiza ejemplos prácticos que involucren la importación y uso de módulos.</text:p>
        </text:list-item>
      </text:list>
      <text:h text:style-name="Heading_20_4" text:outline-level="4"><text:span text:style-name="Strong_20_Emphasis">Ejercicios y Práctica (15 minutos)</text:span></text:h>
      <text:list xml:id="list152612117740074" text:continue-list="list152611377726702" text:style-name="List_20_1">
        <text:list-item>
          <text:p text:style-name="Viñeta_20_punto">Proporciona ejercicios que involucren la creación de funciones personalizadas y la organización de código en módulos.</text:p>
        </text:list-item>
        <text:list-item>
          <text:p text:style-name="Viñeta_20_punto">Los ejercicios pueden incluir la creación de un módulo que contiene funciones útiles y la importación de dicho módulo en un programa principal.</text:p>
        </text:list-item>
        <text:list-item>
          <text:p text:style-name="Viñeta_20_punto">Fomenta la participación activa y la resolución de problemas por parte de los estudiantes.</text:p>
        </text:list-item>
      </text:list>
      <text:h text:style-name="Heading_20_4" text:outline-level="4"><text:span text:style-name="Strong_20_Emphasis">Cierre (10 minutos)</text:span></text:h>
      <text:list xml:id="list152612352618798" text:continue-numbering="true" text:style-name="List_20_1">
        <text:list-item>
          <text:p text:style-name="Viñeta_20_punto">Resumen de los conceptos clave, incluyendo funciones, parámetros, retorno de funciones, creación de módulos e importación de módulos.</text:p>
        </text:list-item>
        <text:list-item>
          <text:p text:style-name="Viñeta_20_punto"><text:soft-page-break/>Anuncia tareas para la siguiente clase, que podrían incluir ejercicios adicionales y la creación de módulos con funciones personalizadas.</text:p>
        </text:list-item>
      </text:list>
      <text:h text:style-name="Heading_20_3" text:outline-level="3"><text:span text:style-name="Strong_20_Emphasis">Tareas para la siguiente clase:</text:span></text:h>
      <text:list xml:id="list152612386164992" text:continue-numbering="true" text:style-name="List_20_1">
        <text:list-item>
          <text:p text:style-name="Viñeta_20_punto">Practicar la creación y uso de funciones en Python.</text:p>
        </text:list-item>
        <text:list-item>
          <text:p text:style-name="Viñeta_20_punto">Crear un módulo que contenga funciones útiles y experimentar con su importación en programas Python.</text:p>
        </text:list-item>
      </text:list>
      <text:h text:style-name="P8" text:outline-level="2">Repaso general y cierre del módulo</text:h>
      <text:list xml:id="list152612127308169" text:continue-numbering="true" text:style-name="List_20_1">
        <text:list-item>
          <text:p text:style-name="Viñeta_20_punto">Revisión y repaso de los conceptos y habilidades aprendidos</text:p>
        </text:list-item>
      </text:list>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IBM Plex Serif Light" svg:font-family="'IBM Plex Serif Light'" style:font-adornments="Itálica" style:font-family-generic="roman" style:font-pitch="variable"/>
    <style:font-face style:name="IBM Plex Serif SemiBold" svg:font-family="'IBM Plex Serif SemiBold'" style:font-adornments="Itálic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2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2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fo:margin-left="2cm" fo:margin-right="0cm" fo:text-indent="-1.499cm" style:auto-text-indent="false">
        <style:tab-stops>
          <style:tab-stop style:position="2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Capital" style:family="paragraph" style:parent-style-name="Aclaración">
      <style:paragraph-properties>
        <style:drop-cap style:lines="3" style:distance="0.499cm"/>
      </style:paragraph-properties>
    </style:style>
    <style:style style:name="Figure" style:family="paragraph" style:parent-style-name="Caption" style:class="extra"/>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Glosario" style:family="paragraph" style:parent-style-name="List_20_Heading">
      <style:text-properties fo:font-weight="bold"/>
    </style:style>
    <style:style style:name="Bibliografía" style:family="paragraph" style:parent-style-name="List_20_Contents" style:list-style-name="Bibliografi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Advertencia" style:family="paragraph" style:parent-style-name="Amplificada">
      <loext:graphic-properties draw:fill="solid" draw:fill-color="#ffd7d7"/>
      <style:paragraph-properties fo:background-color="#ffd7d7"/>
    </style:style>
    <style:style style:name="Tabulada" style:family="paragraph" style:parent-style-name="List_20_Contents">
      <style:paragraph-properties>
        <style:tab-stops>
          <style:tab-stop style:position="3cm"/>
        </style:tab-stops>
      </style:paragraph-properties>
    </style:style>
    <style:style style:name="Ejemplo" style:family="paragraph" style:parent-style-name="Caption"/>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00" loext:opacity="100%" style:text-underline-style="solid" style:text-underline-width="bold" style:text-underline-color="#000000"/>
    </style:style>
    <style:style style:name="Citation" style:family="text">
      <style:text-properties fo:font-style="italic" style:font-style-asian="italic" style:font-style-complex="italic"/>
    </style:style>
    <style:style style:name="Matemático" style:family="text">
      <style:text-properties style:font-name="Century" fo:font-family="Century" style:font-style-name="Normal" style:font-family-generic="roman" style:font-pitch="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Termino_20_definido" style:display-name="Termino definido" style:family="text"/>
    <style:style style:name="Lógico" style:family="text" style:parent-style-name="Emphasis">
      <style:text-properties style:font-name="IBM Plex Serif Light" fo:font-family="'IBM Plex Serif Light'" style:font-style-name="Itálica" style:font-family-generic="roman" style:font-pitch="variable" fo:font-weight="250"/>
    </style:style>
    <style:style style:name="Lógico_20_Mayor" style:display-name="Lógico Mayor" style:family="text" style:parent-style-name="Strong_20_Emphasis">
      <style:text-properties style:font-name="IBM Plex Serif SemiBold" fo:font-family="'IBM Plex Serif SemiBold'" style:font-style-name="Itálica" style:font-family-generic="roman" style:font-pitch="variable" fo:font-style="italic" fo:font-weight="600"/>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Clase %1%.%2%" style:num-prefix="Clase "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Tema %1%.%2%.%3%.%4%" style:num-prefix="Tema "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currency-symbol number:language="es" number:country="MX">$</number:currency-symbol>
      <number:number number:decimal-places="0" number:min-decimal-places="0" number:min-integer-digits="1" number:grouping="true"/>
    </number:currency-style>
    <number:currency-style style:name="N115">
      <style:text-properties fo:color="#ff0000"/>
      <number:text>-</number:text>
      <number:currency-symbol number:language="es" number:country="MX">$</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s" number:country="MX">$</number:currency-symbol>
      <number:number number:decimal-places="2" number:min-decimal-places="2" number:min-integer-digits="1" number:grouping="true"/>
    </number:currency-style>
    <number:currency-style style:name="N117">
      <number:text>-</number:text>
      <number:currency-symbol number:language="es" number:country="MX">$</number:currency-symbol>
      <number:number number:decimal-places="2" number:min-decimal-places="2" number:min-integer-digits="1" number:grouping="true"/>
      <style:map style:condition="value()&gt;=0" style:apply-style-name="N117P0"/>
    </number:currency-style>
    <number:date-style style:name="N118">
      <number:month number:style="long"/>
      <number:text>-</number:text>
      <number:year number:style="long"/>
    </number:date-style>
    <number:currency-style style:name="N119P0" style:volatile="true">
      <number:currency-symbol number:language="es" number:country="MX">$</number:currency-symbol>
      <number:number number:decimal-places="2" number:min-decimal-places="2" number:min-integer-digits="1" number:grouping="true"/>
    </number:currency-style>
    <number:currency-style style:name="N119">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19P0"/>
    </number:currency-style>
    <number:date-style style:name="N120">
      <number:year number:style="long"/>
    </number:date-style>
    <number:currency-style style:name="N122P0" style:volatile="true">
      <number:currency-symbol number:language="es" number:country="MX">$</number:currency-symbol>
      <number:number number:decimal-places="2" number:min-decimal-places="0" number:min-integer-digits="1" number:decimal-replacement="--" number:grouping="true"/>
    </number:currency-style>
    <number:currency-style style:name="N122">
      <style:text-properties fo:color="#ff0000"/>
      <number:text>-</number:text>
      <number:currency-symbol number:language="es" number:country="MX">$</number:currency-symbol>
      <number:number number:decimal-places="2" number:min-decimal-places="0" number:min-integer-digits="1" number:decimal-replacement="--" number:grouping="true"/>
      <style:map style:condition="value()&gt;=0" style:apply-style-name="N122P0"/>
    </number:currency-style>
    <number:currency-style style:name="N123P0" style:volatile="true">
      <number:currency-symbol number:language="es" number:country="MX">$</number:currency-symbol>
      <number:number number:decimal-places="0" number:min-decimal-places="0" number:min-integer-digits="1" number:grouping="true"/>
    </number:currency-style>
    <number:currency-style style:name="N123">
      <number:text>-</number:text>
      <number:currency-symbol number:language="es" number:country="MX">$</number:currency-symbol>
      <number:number number:decimal-places="0" number:min-decimal-places="0" number:min-integer-digits="1" number:grouping="true"/>
      <style:map style:condition="value()&gt;=0" style:apply-style-name="N123P0"/>
    </number:currency-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6087f3" style:font-size-asian="10.5pt"/>
    </style:style>
    <style:style style:name="MP3" style:family="paragraph" style:parent-style-name="Footer">
      <style:text-properties officeooo:paragraph-rsid="0005f203"/>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217400"/>
    </style:style>
    <style:style style:name="MT2" style:family="text">
      <style:text-properties officeooo:rsid="006ae128"/>
    </style:style>
    <style:style style:name="MT3" style:family="text">
      <style:text-properties style:font-name="Fabrikat" fo:font-size="13pt"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draw:image xlink:href="Pictures/1000000100000500000000C83219F6C7E893AB6A.png" xlink:type="simple" xlink:show="embed" xlink:actuate="onLoad" draw:mime-type="image/png"/></draw:frame><text:tab/><text:tab/><draw:frame draw:style-name="Mfr2" draw:name="Imagen22" text:anchor-type="char" svg:x="15.817cm" svg:y="-0.092cm" svg:width="1.152cm" svg:height="1.152cm" draw:z-index="13"><draw:image xlink:href="Pictures/10000001000002E9000002E95FA049341BC08445.png" xlink:type="simple" xlink:show="embed" xlink:actuate="onLoad" draw:mime-type="image/png"/></draw:frame></text:p>
        <text:p text:style-name="MP2"><text:tab/><text:tab/></text:p>
      </style:header>
      <style:footer>
        <text:p text:style-name="MP3"><text:span text:style-name="MT1">Ingeniería en Computación</text:span><text:tab/><text:tab/> r<text:editing-cycles>8</text:editing-cycles>/<text:date style:data-style-name="N10114" text:date-value="2023-10-23T15:26:10.216000266">2023</text:date> - Página <text:page-number text:select-page="current">1</text:page-number><text:s/>de <text:expression text:formula="ooow:page" office:value-type="float" office:value="13" style:data-style-name="N0">13</text:expressio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2">Módulo 5</text:span></text:p>
        <text:p text:style-name="MP5"><text:span text:style-name="MT3"><text:tab/><text:tab/></text:span><text:span text:style-name="MT4">Curso de Ingreso </text:span><text:span text:style-name="MT5"><text:date style:data-style-name="N120" text:date-value="2023-10-23T15:26:10.216000266">2023</text:date></text:span></text:p>
      </style:header>
      <style:footer>
        <text:p text:style-name="MP6"><text:span text:style-name="MT6">r</text:span><text:editing-cycles>8</text:editing-cycles>/<text:span text:style-name="MT7"><text:date style:data-style-name="N10114" text:date-value="2023-10-23T15:26:10.216000266">2023</text:date></text:span><text:span text:style-name="MT8">(</text:span><text:span text:style-name="MT8"><text:author-initials text:fixed="false">MV</text:author-initials></text:span><text:span text:style-name="MT8">)</text:span><text:tab/><text:tab/>Página <text:page-number text:select-page="current">0</text:page-number><text:s/>de <text:expression text:formula="ooow:page" office:value-type="float" office:value="0" style:data-style-name="N0">124</text:expressio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on</meta:initial-creator>
    <meta:creation-date>2023-10-19T08:57:54.009000000</meta:creation-date>
    <dc:date>2023-10-23T15:26:09.876000000</dc:date>
    <dc:creator>Martín René Vilugron</dc:creator>
    <meta:editing-duration>P4DT6H27M56S</meta:editing-duration>
    <meta:editing-cycles>8</meta:editing-cycles>
    <meta:generator>LibreOffice/7.5.4.2$Windows_X86_64 LibreOffice_project/36ccfdc35048b057fd9854c757a8b67ec53977b6</meta:generator>
    <meta:document-statistic meta:table-count="0" meta:image-count="3" meta:object-count="0" meta:page-count="13" meta:paragraph-count="302" meta:word-count="3932" meta:character-count="25037" meta:non-whitespace-character-count="21653"/>
  </office:meta>
</office:document-meta>
</file>